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9f5" officeooo:paragraph-rsid="000529f5"/>
    </style:style>
    <style:style style:name="P2" style:family="paragraph" style:parent-style-name="Standard">
      <style:text-properties officeooo:rsid="000668a4" officeooo:paragraph-rsid="000668a4"/>
    </style:style>
    <style:style style:name="T1" style:family="text">
      <style:text-properties officeooo:rsid="0005d5b2"/>
    </style:style>
    <style:style style:name="T2" style:family="text">
      <style:text-properties officeooo:rsid="00064ede"/>
    </style:style>
    <style:style style:name="T3" style:family="text">
      <style:text-properties officeooo:rsid="0007a599"/>
    </style:style>
    <style:style style:name="T4" style:family="text">
      <style:text-properties officeooo:rsid="0009a7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aint demo is work in progress and is actively updated as I work on it.</text:p>
      <text:p text:style-name="P1"/>
      <text:p text:style-name="P1">The demo <text:span text:style-name="T2">source</text:span> is available on my GitHub page: <text:a xlink:type="simple" xlink:href="https://github.com/KevinMatte/portfolio" text:style-name="Internet_20_link" text:visited-style-name="Visited_20_Internet_20_Link">https://github.com/KevinMatte/portfolio</text:a></text:p>
      <text:p text:style-name="P1"/>
      <text:p text:style-name="P1">It is a framework for demonstrating:</text:p>
      <text:p text:style-name="P1">- full stack development with: MySql, Apache2, WSGI, Python 3, Flask, ReactJS, Material-UI, HTML5, Kubernetes, and Docker</text:p>
      <text:p text:style-name="P1">- Linux (Ubuntu) administration &amp; networking</text:p>
      <text:p text:style-name="P1"/>
      <text:p text:style-name="P1">I just started this work on February 5, 2019, but with a GitHub setup on January 21, 2019.</text:p>
      <text:p text:style-name="P1"/>
      <text:p text:style-name="P1">As of the afternoon of February 6, 2019, it currently demonstrates the full stack, but with very little ReactJS, and isn’t yet using Kubernetes. <text:span text:style-name="T4">It just shows a ‘Hello World’ button.</text:span></text:p>
      <text:p text:style-name="P1"/>
      <text:p text:style-name="P1">In the future, I’ll also be adding AngularJS, EmberJS <text:span text:style-name="T1">and hosting it in Amazon Web Services, all of which I’ve done before, but not for myself or a portfolio.</text:span></text:p>
      <text:p text:style-name="P1"/>
      <text:p text:style-name="P2">Having fun <text:span text:style-name="T3">while I wait for my next career move</text:span>!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05:58.482505804</meta:creation-date>
    <dc:date>2019-02-06T15:29:23.645462980</dc:date>
    <meta:editing-duration>PT23M2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43" meta:character-count="841" meta:non-whitespace-character-count="707"/>
  </office:meta>
</office:document-meta>
</file>